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567cm"/>
    </style:style>
    <style:style style:name="co2" style:family="table-column">
      <style:table-column-properties fo:break-before="auto" style:column-width="5.715cm"/>
    </style:style>
    <style:style style:name="co3" style:family="table-column">
      <style:table-column-properties fo:break-before="auto" style:column-width="4.207cm"/>
    </style:style>
    <style:style style:name="co4" style:family="table-column">
      <style:table-column-properties fo:break-before="auto" style:column-width="3.916cm"/>
    </style:style>
    <style:style style:name="co5" style:family="table-column">
      <style:table-column-properties fo:break-before="auto" style:column-width="4.895cm"/>
    </style:style>
    <style:style style:name="co6" style:family="table-column">
      <style:table-column-properties fo:break-before="auto" style:column-width="4.154cm"/>
    </style:style>
    <style:style style:name="co7" style:family="table-column">
      <style:table-column-properties fo:break-before="auto" style:column-width="3.175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526cm" fo:break-before="auto" style:use-optimal-row-height="false"/>
    </style:style>
    <style:style style:name="ro5" style:family="table-row">
      <style:table-row-properties style:row-height="2.263cm" fo:break-before="auto" style:use-optimal-row-height="false"/>
    </style:style>
    <style:style style:name="ro6" style:family="table-row">
      <style:table-row-properties style:row-height="2.342cm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  <style:text-properties fo:color="#3366ff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wrap-option="wrap" style:vertical-align="bottom"/>
      <style:text-properties fo:color="#ff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wrap-option="wrap" style:vertical-align="botto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bottom"/>
      <style:text-properties fo:font-weight="bold" style:font-weight-asian="bold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fill="solid" draw:fill-color="#ffffe1" draw:textarea-horizontal-align="left" draw:auto-grow-height="false" draw:auto-grow-width="false" fo:padding-top="0.013cm" fo:padding-bottom="0.013cm" fo:padding-left="0.013cm" fo:padding-right="0.013cm" fo:wrap-option="wrap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Folha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3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5" table:default-cell-style-name="Default"/>
        <table:table-row table:style-name="ro1">
          <table:table-cell table:style-name="ce1" office:value-type="string" table:number-columns-spanned="8" table:number-rows-spanned="1">
            <text:p>eLab experiment documentation - hardware communication and interface components</text:p>
          </table:table-cell>
          <table:covered-table-cell table:number-columns-repeated="4" table:style-name="ce1"/>
          <table:covered-table-cell table:number-columns-repeated="3"/>
          <table:table-cell table:number-columns-repeated="1016"/>
        </table:table-row>
        <table:table-row table:style-name="ro2">
          <table:table-cell table:style-name="ce2" office:value-type="string" table:number-columns-spanned="2" table:number-rows-spanned="1">
            <text:p>Hardware communication</text:p>
          </table:table-cell>
          <table:covered-table-cell/>
          <table:table-cell table:number-columns-repeated="1022"/>
        </table:table-row>
        <table:table-row table:style-name="ro3">
          <table:table-cell office:value-type="string">
            <text:p>Type</text:p>
          </table:table-cell>
          <table:table-cell table:style-name="ce3" office:value-type="string">
            <office:annotation draw:style-name="gr1" draw:text-style-name="P1" svg:width="3.387cm" svg:height="1.958cm" svg:x="6.747cm" svg:y="0cm" draw:caption-point-x="6.475cm" draw:caption-point-y="1.162cm">
              <dc:date>1899-12-30T00:00:00</dc:date>
              <text:p text:style-name="P1">RS232, USB, Ethernet --jpereira quarta-feira, 9 de Junho de 2010 17:03:13</text:p>
            </office:annotation>
            <text:p>RS232+JMF</text:p>
          </table:table-cell>
          <table:table-cell table:number-columns-repeated="1022"/>
        </table:table-row>
        <table:table-row table:style-name="ro3">
          <table:table-cell/>
          <table:table-cell table:style-name="ce3"/>
          <table:table-cell table:number-columns-repeated="1022"/>
        </table:table-row>
        <table:table-row table:style-name="ro3">
          <table:table-cell table:style-name="ce4" office:value-type="string">
            <text:p>Samples Scales</text:p>
          </table:table-cell>
          <table:table-cell table:style-name="ce3" office:value-type="string">
            <text:p>Min</text:p>
          </table:table-cell>
          <table:table-cell table:style-name="ce3" office:value-type="string">
            <text:p>Max</text:p>
          </table:table-cell>
          <table:table-cell table:style-name="ce3" office:value-type="string">
            <text:p>Step</text:p>
          </table:table-cell>
          <table:table-cell table:number-columns-repeated="1020"/>
        </table:table-row>
        <table:table-row table:style-name="ro3">
          <table:table-cell office:value-type="string">
            <text:p>Samples Scale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Samples Scale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>
            <text:p>Default Number of Samples</text:p>
          </table:table-cell>
          <table:table-cell table:style-name="ce3" office:value-type="float" office:value="100">
            <office:annotation draw:style-name="gr1" draw:text-style-name="P1" svg:width="3.387cm" svg:height="1.958cm" svg:x="6.747cm" svg:y="0.45cm" draw:caption-point-x="6.475cm" draw:caption-point-y="2.962cm">
              <dc:date>1899-12-30T00:00:00</dc:date>
              <text:p text:style-name="P1">Number of samples defined by default on the hardware or driver --jpereira quarta-feira, 9 de Junho de 2010 17:07:04</text:p>
            </office:annotation>
            <text:p>100</text:p>
          </table:table-cell>
          <table:table-cell table:number-columns-repeated="1022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ce4" office:value-type="string">
            <text:p>Frequency Scales</text:p>
          </table:table-cell>
          <table:table-cell table:style-name="ce3" office:value-type="string">
            <text:p>Min</text:p>
          </table:table-cell>
          <table:table-cell table:style-name="ce3" office:value-type="string">
            <text:p>Max</text:p>
          </table:table-cell>
          <table:table-cell table:style-name="ce3" office:value-type="string">
            <text:p>Step</text:p>
          </table:table-cell>
          <table:table-cell table:style-name="ce3" office:value-type="string">
            <text:p>Type</text:p>
          </table:table-cell>
          <table:table-cell table:number-columns-repeated="1019"/>
        </table:table-row>
        <table:table-row table:style-name="ro3">
          <table:table-cell office:value-type="string">
            <office:annotation draw:style-name="gr1" draw:text-style-name="P1" svg:width="3.387cm" svg:height="1.958cm" svg:x="3.572cm" svg:y="0.45cm" draw:caption-point-x="3.956cm" draw:caption-point-y="4.311cm">
              <dc:date>1899-12-30T00:00:00</dc:date>
              <text:p text:style-name="P1">Each hardware may have multiple frequency scales available --jpereira quarta-feira, 9 de Junho de 2010 17:06:07</text:p>
            </office:annotation>
            <text:p>Frequency Scale [0]</text:p>
          </table:table-cell>
          <table:table-cell table:number-columns-repeated="2" table:style-name="ce3" office:value-type="float" office:value="11025">
            <text:p>11025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office:annotation draw:style-name="gr1" draw:text-style-name="P1" svg:width="3.387cm" svg:height="1.958cm" svg:x="16.272cm" svg:y="0.45cm" draw:caption-point-x="11.026cm" draw:caption-point-y="4.311cm">
              <dc:date>1899-12-30T00:00:00</dc:date>
              <text:p text:style-name="P1">TBS=Time Between </text:p>
              <text:p text:style-name="P1">Samples</text:p>
              <text:p text:style-name="P1">Hz=Number of Samples per Second --jpereira quarta-feira, 9 de Junho de 2010 17:04:59</text:p>
            </office:annotation>
            <text:p>Hz</text:p>
          </table:table-cell>
          <table:table-cell table:number-columns-repeated="1019"/>
        </table:table-row>
        <table:table-row table:style-name="ro3">
          <table:table-cell office:value-type="string">
            <text:p>Frequency Scale [1]</text:p>
          </table:table-cell>
          <table:table-cell table:number-columns-repeated="2" table:style-name="ce3" office:value-type="string">
            <text:p>510m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TBS</text:p>
          </table:table-cell>
          <table:table-cell table:number-columns-repeated="1019"/>
        </table:table-row>
        <table:table-row table:style-name="ro3">
          <table:table-cell office:value-type="string">
            <text:p>Frequency Scale [2]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string">
            <text:p>TBS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Default Frequency Value</text:p>
          </table:table-cell>
          <table:table-cell table:style-name="ce3" office:value-type="float" office:value="11025">
            <office:annotation draw:style-name="gr1" draw:text-style-name="P1" svg:width="3.387cm" svg:height="1.958cm" svg:x="8.716cm" svg:y="0cm" draw:caption-point-x="4.506cm" draw:caption-point-y="6.111cm">
              <dc:date>1899-12-30T00:00:00</dc:date>
              <text:p text:style-name="P1">Default frequency value selected on hardware or driver --jpereira quarta-feira, 9 de Junho de 2010 17:08:02</text:p>
            </office:annotation>
            <text:p>11025</text:p>
          </table:table-cell>
          <table:table-cell table:number-columns-repeated="1022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ce5" office:value-type="string">
            <text:p>Number of samples per packet</text:p>
          </table:table-cell>
          <table:table-cell table:style-name="ce3" office:value-type="float" office:value="2000">
            <office:annotation draw:style-name="gr1" draw:text-style-name="P1" svg:width="3.387cm" svg:height="1.958cm" svg:x="8.716cm" svg:y="0cm" draw:caption-point-x="4.506cm" draw:caption-point-y="7.011cm">
              <dc:date>1899-12-30T00:00:00</dc:date>
              <text:p text:style-name="P1">Each driver should define a default number of samples in each transmitted remote samples packet matrix --jpereira quarta-feira, 9 de Junho de 2010 17:08:38</text:p>
            </office:annotation>
            <text:p>2000</text:p>
          </table:table-cell>
          <table:table-cell table:number-columns-repeated="1022"/>
        </table:table-row>
        <table:table-row table:style-name="ro3" table:number-rows-repeated="2">
          <table:table-cell table:style-name="Default"/>
          <table:table-cell table:number-columns-repeated="1023"/>
        </table:table-row>
        <table:table-row table:style-name="ro3">
          <table:table-cell table:style-name="ce4" office:value-type="string">
            <text:p>Configuration Parameters</text:p>
          </table:table-cell>
          <table:table-cell table:style-name="ce3" office:value-type="string">
            <office:annotation draw:style-name="gr1" draw:text-style-name="P1" svg:width="3.387cm" svg:height="1.958cm" svg:x="6.747cm" svg:y="0.45cm" draw:caption-point-x="6.475cm" draw:caption-point-y="7.91cm">
              <dc:date>1899-12-30T00:00:00</dc:date>
              <text:p text:style-name="P1">An internal meaningfull yet short name for the parameter --jpereira quarta-feira, 9 de Junho de 2010 17:10:07</text:p>
            </office:annotation>
            <text:p>Internal Name</text:p>
          </table:table-cell>
          <table:table-cell table:style-name="ce3" office:value-type="string">
            <office:annotation draw:style-name="gr1" draw:text-style-name="P1" svg:width="3.387cm" svg:height="1.958cm" svg:x="9.922cm" svg:y="0.45cm" draw:caption-point-x="8.994cm" draw:caption-point-y="7.91cm">
              <dc:date>1899-12-30T00:00:00</dc:date>
              <text:p text:style-name="P1">ContinuousValue</text:p>
              <text:p text:style-name="P1">ListOfValues</text:p>
              <text:p text:style-name="P1">OnOffValue</text:p>
              <text:p text:style-name="P1">ByteArrayValue</text:p>
              <text:p text:style-name="P1">--jpereira quarta-feira, 9 de Junho de 2010 17:10:47</text:p>
            </office:annotation>
            <text:p>Type</text:p>
          </table:table-cell>
          <table:table-cell table:style-name="ce3" office:value-type="string">
            <office:annotation draw:style-name="gr1" draw:text-style-name="P1" svg:width="3.387cm" svg:height="1.958cm" svg:x="13.097cm" svg:y="0.45cm" draw:caption-point-x="10.01cm" draw:caption-point-y="7.91cm">
              <dc:date>1899-12-30T00:00:00</dc:date>
              <text:p text:style-name="P1">type=ContinuousValue -&gt; [min,max,step]</text:p>
              <text:p text:style-name="P1">type=ListOfValues -&gt; [option1,option2,option3,option4,optionN]</text:p>
              <text:p text:style-name="P1">type=OnOffValue [trueValue,falseValue]</text:p>
              <text:p text:style-name="P1">type=ByteArrayValue -&gt; additional description on the contents</text:p>
              <text:p text:style-name="P1"/>
              <text:p text:style-name="P1">--jpereira quarta-feira, 9 de Junho de 2010 17:11:44</text:p>
            </office:annotation>
            <text:p>Range Definition</text:p>
          </table:table-cell>
          <table:table-cell table:style-name="ce3" office:value-type="string">
            <text:p>UI Label PT/EN</text:p>
          </table:table-cell>
          <table:table-cell table:style-name="ce3" office:value-type="string">
            <office:annotation draw:style-name="gr1" draw:text-style-name="P1" svg:width="3.387cm" svg:height="1.958cm" svg:x="19.447cm" svg:y="0.45cm" draw:caption-point-x="12.042cm" draw:caption-point-y="7.91cm">
              <dc:date>1899-12-30T00:00:00</dc:date>
              <text:p text:style-name="P1">Slider, Text Input, Combo, Radio Button Group, CheckBox, Other (please describe adittionally) --jpereira quarta-feira, 9 de Junho de 2010 17:13:45</text:p>
            </office:annotation>
            <text:p>UI Presentation Type</text:p>
          </table:table-cell>
          <table:table-cell table:style-name="ce3" office:value-type="string">
            <office:annotation draw:style-name="gr1" draw:text-style-name="P1" svg:width="3.387cm" svg:height="1.958cm" svg:x="22.622cm" svg:y="0.45cm" draw:caption-point-x="12.768cm" draw:caption-point-y="7.91cm">
              <dc:date>1899-12-30T00:00:00</dc:date>
              <text:p text:style-name="P1">Some parameters have both a slider and a Text Input - please define the second input type here --jpereira quarta-feira, 9 de Junho de 2010 17:14:52</text:p>
            </office:annotation>
            <text:p>UI Presentation Type 2</text:p>
          </table:table-cell>
          <table:table-cell table:style-name="ce3" office:value-type="string">
            <office:annotation draw:style-name="gr1" draw:text-style-name="P1" svg:width="3.387cm" svg:height="1.958cm" svg:x="25.797cm" svg:y="0.45cm" draw:caption-point-x="14.47cm" draw:caption-point-y="7.91cm">
              <dc:date>1899-12-30T00:00:00</dc:date>
              <text:p text:style-name="P1">Transfer function (mapping function) viewed from UI to Hardware </text:p>
              <text:p text:style-name="P1">--jpereira quarta-feira, 9 de Junho de 2010 17:20:06</text:p>
            </office:annotation>
            <text:p>Transfer Function</text:p>
          </table:table-cell>
          <table:table-cell table:number-columns-repeated="1016"/>
        </table:table-row>
        <table:table-row table:style-name="ro3">
          <table:table-cell office:value-type="string">
            <text:p>Configuration Parameter [0]</text:p>
          </table:table-cell>
          <table:table-cell table:number-columns-repeated="1023"/>
        </table:table-row>
        <table:table-row table:style-name="ro3">
          <table:table-cell office:value-type="string">
            <text:p>Configuration Parameter [1]</text:p>
          </table:table-cell>
          <table:table-cell table:number-columns-repeated="1023"/>
        </table:table-row>
        <table:table-row table:style-name="ro3">
          <table:table-cell office:value-type="string">
            <text:p>Configuration Parameter [2]</text:p>
          </table:table-cell>
          <table:table-cell table:number-columns-repeated="1023"/>
        </table:table-row>
        <table:table-row table:style-name="ro3">
          <table:table-cell office:value-type="string">
            <text:p>Configuration Parameter [3]</text:p>
          </table:table-cell>
          <table:table-cell table:number-columns-repeated="1023"/>
        </table:table-row>
        <table:table-row table:style-name="ro3">
          <table:table-cell office:value-type="string">
            <text:p>Configuration Parameter [4]</text:p>
          </table:table-cell>
          <table:table-cell table:number-columns-repeated="1023"/>
        </table:table-row>
        <table:table-row table:style-name="ro3">
          <table:table-cell table:style-name="Default"/>
          <table:table-cell table:number-columns-repeated="1023"/>
        </table:table-row>
        <table:table-row table:style-name="ro2">
          <table:table-cell table:style-name="ce2" office:value-type="string" table:number-columns-spanned="2" table:number-rows-spanned="1">
            <text:p>Interface components</text:p>
          </table:table-cell>
          <table:covered-table-cell/>
          <table:table-cell table:number-columns-repeated="1022"/>
        </table:table-row>
        <table:table-row table:style-name="ro3">
          <table:table-cell table:style-name="ce5" office:value-type="string">
            <text:p>Rules for parameters and scales validation</text:p>
          </table:table-cell>
          <table:table-cell table:style-name="ce3" office:value-type="string">
            <office:annotation draw:style-name="gr1" draw:text-style-name="P1" svg:width="3.387cm" svg:height="1.958cm" svg:x="6.747cm" svg:y="0cm" draw:caption-point-x="6.475cm" draw:caption-point-y="12.043cm">
              <dc:date>1899-12-30T00:00:00</dc:date>
              <text:p text:style-name="P1">Create a rule stating dependencies between parameters, frequency selecion, number of maximum samples, etc --jpereira quarta-feira, 9 de Junho de 2010 17:15:44</text:p>
            </office:annotation>
            <text:p>Rule text</text:p>
          </table:table-cell>
          <table:table-cell table:style-name="ce3" office:value-type="string">
            <text:p>Rule Fail Message PT/EN</text:p>
          </table:table-cell>
          <table:table-cell table:number-columns-repeated="1021"/>
        </table:table-row>
        <table:table-row table:style-name="ro3">
          <table:table-cell office:value-type="string">
            <text:p>Rule [0]</text:p>
          </table:table-cell>
          <table:table-cell table:number-columns-repeated="1023"/>
        </table:table-row>
        <table:table-row table:style-name="ro3">
          <table:table-cell office:value-type="string">
            <text:p>Rule [1]</text:p>
          </table:table-cell>
          <table:table-cell table:number-columns-repeated="1023"/>
        </table:table-row>
        <table:table-row table:style-name="ro3">
          <table:table-cell office:value-type="string">
            <text:p>Rule [2]</text:p>
          </table:table-cell>
          <table:table-cell table:number-columns-repeated="1023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ce5" office:value-type="string">
            <text:p>Channels</text:p>
          </table:table-cell>
          <table:table-cell table:style-name="ce3" office:value-type="string">
            <office:annotation draw:style-name="gr1" draw:text-style-name="P1" svg:width="3.387cm" svg:height="1.958cm" svg:x="6.747cm" svg:y="0cm" draw:caption-point-x="6.475cm" draw:caption-point-y="14.293cm">
              <dc:date>1899-12-30T00:00:00</dc:date>
              <text:p text:style-name="P1">INPUT, OUTPUT (normally, INPUT) --jpereira quarta-feira, 9 de Junho de 2010 17:16:58</text:p>
            </office:annotation>
            <text:p>Direction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Min</text:p>
          </table:table-cell>
          <table:table-cell table:style-name="ce3" office:value-type="string">
            <text:p>Max</text:p>
          </table:table-cell>
          <table:table-cell table:style-name="ce3" office:value-type="string">
            <text:p>Step</text:p>
          </table:table-cell>
          <table:table-cell table:style-name="ce3" office:value-type="string">
            <text:p>Default Error</text:p>
          </table:table-cell>
          <table:table-cell table:style-name="ce3" office:value-type="string">
            <text:p>Physics Unit Name PT/EN</text:p>
          </table:table-cell>
          <table:table-cell table:style-name="ce3" office:value-type="string">
            <text:p>Physics Unit Symbol (SI)</text:p>
          </table:table-cell>
          <table:table-cell table:style-name="ce3" office:value-type="string">
            <office:annotation draw:style-name="gr1" draw:text-style-name="P1" svg:width="3.387cm" svg:height="1.958cm" svg:x="32.147cm" svg:y="0cm" draw:caption-point-x="15.421cm" draw:caption-point-y="14.293cm">
              <dc:date>1899-12-30T00:00:00</dc:date>
              <text:p text:style-name="P1">Transfer Function - viewed from Hardware to UI</text:p>
              <text:p text:style-name="P1">--jpereira quarta-feira, 9 de Junho de 2010 17:20:48</text:p>
            </office:annotation>
            <text:p>Transfer Function</text:p>
          </table:table-cell>
          <table:table-cell table:style-name="ce3" office:value-type="string">
            <text:p>UI Label PT/EN</text:p>
          </table:table-cell>
          <table:table-cell table:number-columns-repeated="1013"/>
        </table:table-row>
        <table:table-row table:style-name="ro3">
          <table:table-cell office:value-type="string">
            <text:p>Channel [0]</text:p>
          </table:table-cell>
          <table:table-cell table:number-columns-repeated="1023"/>
        </table:table-row>
        <table:table-row table:style-name="ro3">
          <table:table-cell office:value-type="string">
            <text:p>Channel [1]</text:p>
          </table:table-cell>
          <table:table-cell table:number-columns-repeated="1023"/>
        </table:table-row>
        <table:table-row table:style-name="ro3">
          <table:table-cell office:value-type="string">
            <text:p>Channel [2]</text:p>
          </table:table-cell>
          <table:table-cell table:number-columns-repeated="1023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style-name="ce3" office:value-type="string">
            <office:annotation draw:style-name="gr1" draw:text-style-name="P1" svg:width="3.387cm" svg:height="1.958cm" svg:x="6.747cm" svg:y="0.003cm" draw:caption-point-x="6.475cm" draw:caption-point-y="16.539cm">
              <dc:date>1899-12-30T00:00:00</dc:date>
              <text:p text:style-name="P1">SensorAnimation</text:p>
              <text:p text:style-name="P1">DataTable</text:p>
              <text:p text:style-name="P1">XYScatterGraph</text:p>
              <text:p text:style-name="P1">XYLineGraph</text:p>
              <text:p text:style-name="P1">Histogram</text:p>
              <text:p text:style-name="P1">MultiSeriesXYGraph</text:p>
              <text:p text:style-name="P1">MultiSeriesXYLineGraph</text:p>
              <text:p text:style-name="P1">--jpereira quarta-feira, 9 de Junho de 2010 17:26:20</text:p>
            </office:annotation>
            <text:p>Type</text:p>
          </table:table-cell>
          <table:table-cell table:style-name="ce3" office:value-type="string">
            <text:p>Column 1</text:p>
          </table:table-cell>
          <table:table-cell table:style-name="ce3" office:value-type="string">
            <text:p>Column 2</text:p>
          </table:table-cell>
          <table:table-cell table:style-name="ce3" office:value-type="string">
            <text:p>Wireframe or Screenshot</text:p>
          </table:table-cell>
          <table:table-cell table:number-columns-repeated="1019"/>
        </table:table-row>
        <table:table-row table:style-name="ro4">
          <table:table-cell office:value-type="string">
            <text:p>Display [0]</text:p>
          </table:table-cell>
          <table:table-cell table:number-columns-repeated="1023"/>
        </table:table-row>
        <table:table-row table:style-name="ro3">
          <table:table-cell table:style-name="Default"/>
          <table:table-cell table:style-name="ce3" office:value-type="string">
            <office:annotation draw:style-name="gr1" draw:text-style-name="P1" svg:width="3.387cm" svg:height="1.958cm" svg:x="6.747cm" svg:y="1.361cm" draw:caption-point-x="6.475cm" draw:caption-point-y="17.151cm">
              <dc:date>1899-12-30T00:00:00</dc:date>
              <text:p text:style-name="P1">SensorAnimation</text:p>
              <text:p text:style-name="P1">DataTable</text:p>
              <text:p text:style-name="P1">XYScatterGraph</text:p>
              <text:p text:style-name="P1">XYLineGraph</text:p>
              <text:p text:style-name="P1">Histogram</text:p>
              <text:p text:style-name="P1">MultiSeriesXYGraph</text:p>
              <text:p text:style-name="P1">MultiSeriesXYLineGraph</text:p>
              <text:p text:style-name="P1">--jpereira quarta-feira, 9 de Junho de 2010 17:26:20</text:p>
            </office:annotation>
            <text:p>Type</text:p>
          </table:table-cell>
          <table:table-cell table:style-name="ce3" office:value-type="string">
            <text:p>UI Label PT/EN</text:p>
          </table:table-cell>
          <table:table-cell table:style-name="ce3" office:value-type="string">
            <text:p>X Values</text:p>
          </table:table-cell>
          <table:table-cell table:style-name="ce3" office:value-type="string">
            <text:p>Y Values</text:p>
          </table:table-cell>
          <table:table-cell table:style-name="ce3" office:value-type="string">
            <text:p>Wireframe or Screenshot</text:p>
          </table:table-cell>
          <table:table-cell table:number-columns-repeated="1018"/>
        </table:table-row>
        <table:table-row table:style-name="ro5">
          <table:table-cell office:value-type="string">
            <text:p>Display [1]</text:p>
          </table:table-cell>
          <table:table-cell table:number-columns-repeated="1023"/>
        </table:table-row>
        <table:table-row table:style-name="ro3">
          <table:table-cell table:style-name="Default"/>
          <table:table-cell table:style-name="ce3" office:value-type="string">
            <office:annotation draw:style-name="gr1" draw:text-style-name="P1" svg:width="3.387cm" svg:height="1.958cm" svg:x="6.747cm" svg:y="3.455cm" draw:caption-point-x="6.475cm" draw:caption-point-y="17.762cm">
              <dc:date>1899-12-30T00:00:00</dc:date>
              <text:p text:style-name="P1">SensorAnimation</text:p>
              <text:p text:style-name="P1">DataTable</text:p>
              <text:p text:style-name="P1">XYScatterGraph</text:p>
              <text:p text:style-name="P1">XYLineGraph</text:p>
              <text:p text:style-name="P1">Histogram</text:p>
              <text:p text:style-name="P1">MultiSeriesXYGraph</text:p>
              <text:p text:style-name="P1">MultiSeriesXYLineGraph</text:p>
              <text:p text:style-name="P1">--jpereira quarta-feira, 9 de Junho de 2010 17:26:20</text:p>
            </office:annotation>
            <text:p>Type</text:p>
          </table:table-cell>
          <table:table-cell table:style-name="ce3" office:value-type="string">
            <text:p>UI Label PT/EN</text:p>
          </table:table-cell>
          <table:table-cell table:style-name="ce3" office:value-type="string">
            <text:p>X Values</text:p>
          </table:table-cell>
          <table:table-cell table:style-name="ce3" office:value-type="string">
            <text:p>Y Values 1</text:p>
          </table:table-cell>
          <table:table-cell table:style-name="ce3" office:value-type="string">
            <text:p>Y Values 2</text:p>
          </table:table-cell>
          <table:table-cell table:style-name="ce3" office:value-type="string">
            <text:p>Y Values 3</text:p>
          </table:table-cell>
          <table:table-cell table:style-name="ce3" office:value-type="string">
            <text:p>Wireframe or Screenshot</text:p>
          </table:table-cell>
          <table:table-cell table:number-columns-repeated="1016"/>
        </table:table-row>
        <table:table-row table:style-name="ro6">
          <table:table-cell office:value-type="string">
            <text:p>Display [2]</text:p>
          </table:table-cell>
          <table:table-cell table:number-columns-repeated="1023"/>
        </table:table-row>
        <table:table-row table:style-name="ro3" table:number-rows-repeated="2">
          <table:table-cell table:style-name="Default"/>
          <table:table-cell table:number-columns-repeated="1023"/>
        </table:table-row>
        <table:table-row table:style-name="ro3">
          <table:table-cell table:style-name="ce5" office:value-type="string">
            <text:p>Informational Description Message PT</text:p>
          </table:table-cell>
          <table:table-cell table:number-columns-repeated="1023"/>
        </table:table-row>
        <table:table-row table:style-name="ro3">
          <table:table-cell table:style-name="ce5" office:value-type="string">
            <text:p>Informational Description Message EN</text:p>
          </table:table-cell>
          <table:table-cell table:number-columns-repeated="1023"/>
        </table:table-row>
        <table:table-row table:style-name="ro3">
          <table:table-cell table:style-name="ce5" office:value-type="string">
            <text:p>Experiment Image Logo</text:p>
          </table:table-cell>
          <table:table-cell table:number-columns-repeated="1023"/>
        </table:table-row>
        <table:table-row table:style-name="ro3">
          <table:table-cell table:style-name="ce5" office:value-type="string">
            <text:p>URL Resource [0] (Label &gt; URL)</text:p>
          </table:table-cell>
          <table:table-cell table:number-columns-repeated="1023"/>
        </table:table-row>
        <table:table-row table:style-name="ro3">
          <table:table-cell table:style-name="ce5" office:value-type="string">
            <text:p>URL Resource [1] (Label &gt; URL)</text:p>
          </table:table-cell>
          <table:table-cell table:number-columns-repeated="1023"/>
        </table:table-row>
        <table:table-row table:style-name="ro3">
          <table:table-cell table:style-name="ce5" office:value-type="string">
            <text:p>Experiment Name</text:p>
          </table:table-cell>
          <table:table-cell table:number-columns-repeated="1023"/>
        </table:table-row>
        <table:table-row table:style-name="ro3">
          <table:table-cell table:style-name="ce5" office:value-type="string">
            <text:p>Experiment Code Alias</text:p>
          </table:table-cell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13P0" style:volatile="true">
      <number:text> $ </number:text>
      <number:number number:decimal-places="2" number:min-integer-digits="1" number:grouping="true"/>
      <number:text> </number:text>
    </number:number-style>
    <number:number-style style:name="N113P1" style:volatile="true">
      <number:text> $ (</number:text>
      <number:number number:decimal-places="2" number:min-integer-digits="1" number:grouping="true"/>
      <number:text>)</number:text>
    </number:number-style>
    <number:number-style style:name="N113P2" style:volatile="true">
      <number:text> $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text> $ </number:text>
      <number:number number:decimal-places="0" number:min-integer-digits="1" number:grouping="true"/>
      <number:text> </number:text>
    </number:number-style>
    <number:number-style style:name="N116P1" style:volatile="true">
      <number:text> $ (</number:text>
      <number:number number:decimal-places="0" number:min-integer-digits="1" number:grouping="true"/>
      <number:text>)</number:text>
    </number:number-style>
    <number:number-style style:name="N116P2" style:volatile="true">
      <number:text> $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 (</number:text>
      <number:number number:decimal-places="0" number:min-integer-digits="1" number:grouping="true"/>
      <number:text>)</number:text>
    </number:number-style>
    <number:number-style style:name="N123P2" style:volatile="true">
      <number:text> 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10">
      <number:text> $ </number:text>
      <number:number number:decimal-places="2" number:min-integer-digits="1" number:grouping="true"/>
      <number:text> </number:text>
    </number:number-style>
    <number:number-style style:name="N111">
      <number:text> $ (</number:text>
      <number:number number:decimal-places="2" number:min-integer-digits="1" number:grouping="true"/>
      <number:text>)</number:text>
    </number:number-style>
    <number:number-style style:name="N112">
      <number:text> $ - </number:text>
    </number:number-style>
    <number:number-style style:name="N114">
      <number:text> $ </number:text>
      <number:number number:decimal-places="0" number:min-integer-digits="1" number:grouping="true"/>
      <number:text> </number:text>
    </number:number-style>
    <number:number-style style:name="N115">
      <number:text> $ (</number:text>
      <number:number number:decimal-places="0" number:min-integer-digits="1" number:grouping="true"/>
      <number:text>)</number:text>
    </number:number-style>
    <number:number-style style:name="N117">
      <number:number number:decimal-places="2" number:min-integer-digits="1" number:grouping="true"/>
      <number:text> </number:text>
    </number:number-style>
    <number:number-style style:name="N118">
      <number:text>  (</number:text>
      <number:number number:decimal-places="2" number:min-integer-digits="1" number:grouping="true"/>
      <number:text>)</number:text>
    </number:number-style>
    <number:number-style style:name="N119">
      <number:text>  - </number:text>
    </number:number-style>
    <number:number-style style:name="N121">
      <number:number number:decimal-places="0" number:min-integer-digits="1" number:grouping="true"/>
      <number:text> </number:text>
    </number:number-style>
    <number:number-style style:name="N122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3"/>
    <style:style style:name="Currency_5b_0_5d_" style:display-name="Currency[0]" style:family="table-cell" style:parent-style-name="Default" style:data-style-name="N116"/>
    <style:style style:name="Comma" style:family="table-cell" style:parent-style-name="Default" style:data-style-name="N120"/>
    <style:style style:name="Comma_5b_0_5d_" style:display-name="Comma[0]" style:family="table-cell" style:parent-style-name="Default" style:data-style-name="N123"/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5">15/02/2012</text:date>, <text:time>22:2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2-02-15T22:27:28</dc:date>
    <meta:print-date>1969-12-31T16:00:00</meta:print-date>
    <meta:editing-duration>PT4M26S</meta:editing-duration>
    <meta:editing-cycles>1</meta:editing-cycles>
    <meta:document-statistic meta:table-count="1" meta:cell-count="102" meta:object-count="0"/>
    <meta:generator>LibreOffice/3.4$Unix LibreOffice_project/340m1$Build-302</meta:generator>
  </office:meta>
</office:document-meta>
</file>